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ail" svg:font-family="Arail"/>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423cm" fo:margin-bottom="0.212cm" fo:text-align="center" style:justify-single-word="false"/>
      <style:text-properties style:font-name="Ari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rial" fo:font-size="10pt" style:font-size-asian="10pt" style:font-size-complex="10pt"/>
    </style:style>
    <style:style style:name="P4" style:family="paragraph" style:parent-style-name="Heading_20_2">
      <style:paragraph-properties fo:margin-top="0.423cm" fo:margin-bottom="0.212cm" fo:keep-with-next="always"/>
    </style:style>
    <style:style style:name="P5" style:family="paragraph" style:parent-style-name="Heading_20_2">
      <style:paragraph-properties fo:margin-top="0.423cm" fo:margin-bottom="0.212cm" fo:keep-with-next="always"/>
      <style:text-properties style:font-name="Arial"/>
    </style:style>
    <style:style style:name="P6" style:family="paragraph" style:parent-style-name="Heading_20_2">
      <style:paragraph-properties fo:margin-top="0.423cm" fo:margin-bottom="0.212cm" fo:text-align="center" style:justify-single-word="false" fo:keep-with-next="always"/>
      <style:text-properties fo:font-size="18pt" fo:font-weight="bold" style:font-size-asian="18pt" style:font-weight-asian="bold" style:font-size-complex="18pt" style:font-weight-complex="bold"/>
    </style:style>
    <style:style style:name="P7" style:family="paragraph" style:parent-style-name="Heading_20_2">
      <style:paragraph-properties fo:margin-top="0.423cm" fo:margin-bottom="0.212cm" fo:text-align="center" style:justify-single-word="false"/>
      <style:text-properties style:font-name="Arial"/>
    </style:style>
    <style:style style:name="P8" style:family="paragraph" style:parent-style-name="Heading_20_2">
      <style:paragraph-properties fo:margin-top="0.423cm" fo:margin-bottom="0.212cm" fo:break-before="page"/>
      <style:text-properties style:font-name="Arial"/>
    </style:style>
    <style:style style:name="P9" style:family="paragraph" style:parent-style-name="Heading_20_2">
      <style:paragraph-properties fo:margin-top="0.423cm" fo:margin-bottom="0.212cm" fo:break-before="page" fo:keep-with-next="always"/>
    </style:style>
    <style:style style:name="P10" style:family="paragraph" style:parent-style-name="Heading_20_2">
      <style:paragraph-properties fo:margin-top="0.423cm" fo:margin-bottom="0.212cm" fo:break-before="page" fo:keep-with-next="always"/>
      <style:text-properties style:font-name="Arial"/>
    </style:style>
    <style:style style:name="P11" style:family="paragraph" style:parent-style-name="Text_20_body">
      <style:paragraph-properties fo:text-align="justify" style:justify-single-word="false"/>
    </style:style>
    <style:style style:name="P12" style:family="paragraph" style:parent-style-name="Text_20_body" style:list-style-name="L5">
      <style:paragraph-properties fo:text-align="justify" style:justify-single-word="false"/>
      <style:text-properties style:font-name="Arial" fo:font-size="10pt" style:font-size-asian="10pt" style:font-size-complex="10pt"/>
    </style:style>
    <style:style style:name="P13" style:family="paragraph" style:parent-style-name="Text_20_body">
      <style:paragraph-properties fo:margin-top="0cm" fo:margin-bottom="0cm" fo:text-align="justify" style:justify-single-word="false"/>
      <style:text-properties style:font-name="Arial" fo:font-size="10pt" style:font-size-asian="10pt" style:font-size-complex="10pt"/>
    </style:style>
    <style:style style:name="P14" style:family="paragraph" style:parent-style-name="Text_20_body" style:list-style-name="L5">
      <style:paragraph-properties fo:margin-top="0cm" fo:margin-bottom="0cm" fo:text-align="justify" style:justify-single-word="false"/>
      <style:text-properties style:font-name="Arial" fo:font-size="10pt" style:font-size-asian="10pt" style:font-size-complex="10pt"/>
    </style:style>
    <style:style style:name="P15" style:family="paragraph" style:parent-style-name="Text_20_body" style:list-style-name="L3">
      <style:paragraph-properties fo:margin-top="0cm" fo:margin-bottom="0cm" fo:text-align="justify" style:justify-single-word="false"/>
      <style:text-properties style:font-name="Arial" fo:font-size="10pt" style:font-size-asian="10pt" style:font-size-complex="10pt"/>
    </style:style>
    <style:style style:name="P16" style:family="paragraph" style:parent-style-name="Text_20_body" style:list-style-name="L4">
      <style:paragraph-properties fo:margin-top="0cm" fo:margin-bottom="0cm" fo:text-align="justify" style:justify-single-word="false"/>
      <style:text-properties style:font-name="Arial" fo:font-size="10pt" style:font-size-asian="10pt" style:font-size-complex="10pt"/>
    </style:style>
    <style:style style:name="P17" style:family="paragraph" style:parent-style-name="Text_20_body">
      <style:paragraph-properties fo:margin-top="0cm" fo:margin-bottom="0cm" fo:text-align="start" style:justify-single-word="false"/>
      <style:text-properties style:font-name="Arial" fo:font-size="10pt" style:font-size-asian="10pt" style:font-size-complex="10pt"/>
    </style:style>
    <style:style style:name="P18" style:family="paragraph" style:parent-style-name="Text_20_body">
      <style:paragraph-properties fo:margin-top="0cm" fo:margin-bottom="0cm" fo:text-align="justify" style:justify-single-word="false"/>
      <style:text-properties style:font-name="Arial" fo:font-size="12pt" fo:font-weight="bold" style:font-size-asian="12pt" style:font-weight-asian="bold" style:font-size-complex="12pt" style:font-weight-complex="bold"/>
    </style:style>
    <style:style style:name="P19" style:family="paragraph" style:parent-style-name="Text_20_body">
      <style:paragraph-properties fo:margin-top="0cm" fo:margin-bottom="0cm" fo:text-align="justify" style:justify-single-word="false"/>
    </style:style>
    <style:style style:name="P20" style:family="paragraph" style:parent-style-name="Text_20_body" style:list-style-name="L4">
      <style:paragraph-properties fo:margin-top="0cm" fo:margin-bottom="0cm" fo:text-align="justify" style:justify-single-word="false"/>
    </style:style>
    <style:style style:name="P21" style:family="paragraph" style:parent-style-name="Text_20_body" style:list-style-name="L3">
      <style:paragraph-properties fo:margin-top="0cm" fo:margin-bottom="0cm" fo:text-align="justify" style:justify-single-word="false"/>
    </style:style>
    <style:style style:name="P22" style:family="paragraph" style:parent-style-name="Text_20_body">
      <style:paragraph-properties fo:margin-top="0cm" fo:margin-bottom="0cm" fo:text-align="start" style:justify-single-word="false"/>
    </style:style>
    <style:style style:name="P23" style:family="paragraph" style:parent-style-name="Text_20_body" style:list-style-name="L3">
      <style:paragraph-properties fo:margin-top="0cm" fo:margin-bottom="0cm" fo:text-align="start" style:justify-single-word="false"/>
    </style:style>
    <style:style style:name="P24" style:family="paragraph" style:parent-style-name="Text_20_body" style:list-style-name="L7">
      <style:paragraph-properties fo:margin-left="2.501cm" fo:margin-right="0cm" fo:margin-top="0cm" fo:margin-bottom="0cm" fo:text-align="justify" style:justify-single-word="false" fo:text-indent="-0.635cm" style:auto-text-indent="false"/>
      <style:text-properties style:font-name="Arial" fo:font-size="10pt" style:font-size-asian="10pt" style:font-size-complex="10pt"/>
    </style:style>
    <style:style style:name="T1" style:family="text">
      <style:text-properties fo:color="#0000bb" fo:font-size="8pt" style:font-size-asian="8pt" style:font-size-complex="8pt"/>
    </style:style>
    <style:style style:name="T2" style:family="text">
      <style:text-properties fo:color="#007700" fo:font-size="8pt" style:font-size-asian="8pt" style:font-size-complex="8pt"/>
    </style:style>
    <style:style style:name="T3" style:family="text">
      <style:text-properties fo:color="#ff8000" fo:font-size="8pt" style:font-size-asian="8pt" style:font-size-complex="8pt"/>
    </style:style>
    <style:style style:name="T4" style:family="text">
      <style:text-properties fo:font-size="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8pt" style:font-size-asian="8pt" style:font-size-complex="8pt"/>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style:font-size-asian="10pt"/>
    </style:style>
    <style:style style:name="T11" style:family="text">
      <style:text-properties style:font-size-complex="10pt"/>
    </style:style>
    <style:style style:name="T12" style:family="text">
      <style:text-properties fo:font-weight="bold"/>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is-list-header="true"><text:span text:style-name="T7">PHP et PDO</text:span></text:h>
      <text:h text:style-name="P4" text:outline-level="2" text:is-list-header="true"><text:span text:style-name="T7">Qu'est-ce que PDO ?</text:span></text:h>
      <text:list xml:id="list1611065540" text:style-name="L3">
        <text:list-header>
          <text:p text:style-name="P21"><text:span text:style-name="T8">PDO est une interface qui est apparue dans les premières versions de PHP 5. Cette interface vise à améliorer l'interaction avec les bases de données sans avoir à vous préoccuper du SGBD qui est utilisé derrière. Ainsi, il vous sera possible de créer un code qui fonctionne autant sous MySQL que sous Oracle, SQL ou ODBC. On peut déjà entrevoir toutes les possibilités qui s'offriront à nous.</text:span></text:p>
          <text:p text:style-name="P21"><text:line-break/> </text:p>
        </text:list-header>
      </text:list>
      <text:h text:style-name="P10" text:outline-level="2" text:is-list-header="true">Limitations</text:h>
      <text:list xml:id="list1294393661" text:continue-numbering="true" text:style-name="L3">
        <text:list-header>
          <text:p text:style-name="P21"><text:span text:style-name="T8">Tout cela semble bien rose, mais la réalité en est un peu autrement. Un des seuls problèmes que cette interface apporte porte sur le respect des standards. Chaque SGBD à ses propres standards et chacun d'entre eux interprète une sélection de données de manière différente. C'est donc dire que pour une même sélection de données, pour chaque SGBD, on se retrouve avec une requête différente. Cela fait en sorte que pour chaque SGBD, le programmeur devra avoir écrit les requêtes appropriées.</text:span></text:p>
          <text:p text:style-name="P21"><text:span text:style-name="T8">Pour ce qui est des autres avantages, on voit apparaître la gestion des exceptions et le fait que PDO est un objet. </text:span></text:p>
        </text:list-header>
      </text:list>
      <text:h text:style-name="P10" text:outline-level="2" text:is-list-header="true">Connexion au SGBD</text:h>
      <text:list xml:id="list2126408478" text:continue-numbering="true" text:style-name="L3">
        <text:list-header>
          <text:p text:style-name="P21"><text:span text:style-name="T8">Voici ici comment vous connectez à votre base de données grâce à PDO :</text:span></text:p>
          <text:p text:style-name="P23"><text:span text:style-name="Source_20_Text"><text:span text:style-name="T1">&lt;?php<text:line-break/> $PARAM_hote='localhost'; // le chemin vers le serveur<text:line-break/> $PARAM_port='3306';<text:line-break/> $PARAM_nom_bd='sdz'; // le nom de votre base de données<text:line-break/> $PARAM_utilisateur='root'; // nom d'utilisateur pour se connecter<text:line-break/> $PARAM_mot_passe=''; // mot de passe de l'utilisateur pour se connecter<text:line-break/> $connexion = new PDO('mysql:host='.$PARAM_hote.' ; port='.$PARAM_port.' ; dbname='.$PARAM_nom_bd , $PARAM_utilisateur , $PARAM_mot_passe);<text:line-break/>?&gt;</text:span></text:span></text:p>
          <text:p text:style-name="P21"><text:span text:style-name="T8">Rien de bien compliqué! Cela ressemble jusqu'ici beaucoup à mysql_connect(). Ajoutons maintenant la gestion des exceptions.</text:span></text:p>
          <text:p text:style-name="P21"><text:line-break/> </text:p>
        </text:list-header>
      </text:list>
      <text:h text:style-name="P10" text:outline-level="2" text:is-list-header="true">Gestion des exceptions</text:h>
      <text:list xml:id="list1797933565" text:continue-numbering="true" text:style-name="L3">
        <text:list-header>
          <text:p text:style-name="P21"><text:span text:style-name="T8">Avec PHP 6, la gestion des exceptions sera au coeur de notre programmation. Avec PDO, il est extrêmement facile de gérer les exceptions générées par votre SGBD. Voici comment cela fonctionne</text:span></text:p>
          <text:p text:style-name="P23"><text:s/><text:span text:style-name="Source_20_Text"><text:span text:style-name="T1">&lt;?php<text:line-break/> try{<text:line-break/> $connexion = new PDO('mysql:host='.$PARAM_hote.' ; port='.$PARAM_port.' ; dbname='.$PARAM_nom_bd , $PARAM_utilisateur , $PARAM_mot_passe);<text:line-break/> }<text:line-break/> catch(Exception $e){<text:line-break/> echo 'Erreur : '.$e-&gt;getMessage().'&lt;br /&gt;';<text:line-break/> echo 'N° : '.$e-&gt;getCode();<text:line-break/> }<text:line-break/>?&gt;</text:span></text:span></text:p>
          <text:p text:style-name="P21"><text:span text:style-name="T8">Vous aurez alors l'affichage de l'erreur, le catch est chargé d'intercepter une éventuelle erreur apparue dans le try : vous pouvez donc très bien mettre un arrêt du script comme ceci : <text:s/></text:span></text:p>
          <text:p text:style-name="P23"><text:span text:style-name="T8">&lt;?php</text:span><text:line-break/><text:span text:style-name="Source_20_Text"><text:span text:style-name="T1">try<text:line-break/>{<text:line-break/> $connexion = new PDO('mysql:host='.$PARAM_hote.' ; dbname='.$PARAM_nom_bd, $PARAM_utilisateur, $PARAM_mot_passe);<text:line-break/>}<text:line-break/><text:line-break/>catch(Exception $e)<text:line-break/>{<text:line-break/> echo 'Une erreur est survenue !';<text:line-break/> die();<text:line-break/>}<text:line-break/>?&gt;</text:span></text:span></text:p>
          <text:p text:style-name="P21"><text:span text:style-name="T8">Vous pouvez mettre un traitement de l'erreur comme vous voulez.</text:span></text:p>
        </text:list-header>
      </text:list>
      <text:h text:style-name="P10" text:outline-level="2" text:is-list-header="true">Exécuter votre première requête grâce QUERY et EXEC</text:h>
      <text:list xml:id="list913841526" text:continue-numbering="true" text:style-name="L3">
        <text:list-header>
          <text:p text:style-name="P15">PDO fait la distinction entre deux familles de requêtes : </text:p>
        </text:list-header>
      </text:list>
      <text:list xml:id="list74590826" text:style-name="L7">
        <text:list-item>
          <text:p text:style-name="P24">Les requêtes de sélection (SELECT) &gt; <text:span text:style-name="T12">Query</text:span> </text:p>
        </text:list-item>
        <text:list-item>
          <text:p text:style-name="P24">Les requêtes d'exécution (INSERT, UPDATE, DELETE) &gt; <text:span text:style-name="T12">EXEC</text:span> </text:p>
        </text:list-item>
      </text:list>
      <text:h text:style-name="P9" text:outline-level="2" text:is-list-header="true"><text:line-break/><text:span text:style-name="T7">Utilisation de la méthode : EXEC</text:span></text:h>
      <text:list xml:id="list1103310149" text:continue-list="list913841526" text:style-name="L3">
        <text:list-header>
          <text:p text:style-name="P21"><text:span text:style-name="T8">Supposons que nous souhaitons modifier le mot de passe d'un utilisateur:</text:span></text:p>
          <text:p text:style-name="P23"><text:span text:style-name="Source_20_Text"><text:span text:style-name="T1">&lt;?php<text:line-break/> $connexion = new PDO("mysql:host=$PARAM_hote ; dbname=$PARAM_nom_bd", $PARAM_utilisateur, $PARAM_mot_passe); // connexion à la BDD<text:line-break/> <text:line-break/> $connexion-&gt;exec("UPDATE membres SET password='12345' WHERE login='XYZ'"); <text:line-break/>?&gt; </text:span></text:span><text:line-break/><text:span text:style-name="T8">La requête ici sera bel et bien effectué, mais on peut en savoir plus sur le résultat de cette requête soit le nombre de ligne affecté par la requête :</text:span></text:p>
          <text:p text:style-name="P23"><text:span text:style-name="Source_20_Text"><text:span text:style-name="T1">&lt;?php <text:line-break/> $nombre_changement = $connexion-&gt;exec("UPDATE membres SET password='12345'"); // On modifie ici le mot de passe de tous les utilisateurs<text:line-break/> echo "La requête à modifié : $nombre_changement lignes.";<text:line-break/>?&gt; </text:span></text:span></text:p>
        </text:list-header>
      </text:list>
      <text:h text:style-name="P9" text:outline-level="2" text:is-list-header="true"><text:line-break/><text:span text:style-name="T7">Utilisation de la méthode : query</text:span></text:h>
      <text:list xml:id="list897659916" text:continue-numbering="true" text:style-name="L3">
        <text:list-header>
          <text:p text:style-name="P23"><text:span text:style-name="T8">Supposons ici que nous voulons récupérer tous les login de notre site :</text:span><text:line-break/><text:span text:style-name="Source_20_Text"><text:span text:style-name="T1"> &lt;?php<text:line-break/> $connexion = new PDO("mysql:host=$PARAM_hote ; dbname=$PARAM_nom_bd", $PARAM_utilisateur, $PARAM_mot_passe); // Connexion à la BDD<text:line-break/> <text:line-break/> $resultats = $connexion-&gt;query("SELECT login FROM membres ORDER BY login ASC");<text:line-break/> $resultats-&gt;setFetchMode(PDO::FETCH_OBJ); // On demande a l'objet PDO de nous retourner le résultat sous forme d'objet<text:line-break/> while( $ligne = $resultats-&gt;fetch() ) // On récupère la liste des login<text:line-break/> {<text:line-break/> <text:s/>echo 'Utilisateur : '.$ligne-&gt;login.'&lt;br /&gt;'; // On affiche les login<text:line-break/> }<text:line-break/> $resultats-&gt;closeCursor(); // On ferme le curseur des résultats<text:line-break/>?&gt; </text:span></text:span></text:p>
        </text:list-header>
      </text:list>
      <text:p text:style-name="P19"><text:line-break/><text:span text:style-name="T8">Deux choses ici peuvent porter à confusion :</text:span></text:p>
      <text:list xml:id="list2064407480" text:continue-numbering="true" text:style-name="L3">
        <text:list-header>
          <text:p text:style-name="P15"><text:span text:style-name="T12">setFetchMode </text:span>: Permets d'indiquer sous quel format on souhaite récupérer les résultats de la requête précédente. Il existe plusieurs méthodes qui sont les suivantes : PDO::FETCH_ASSOC, PDO::FETCH_BOTH, PDO::FETCH_OBJ, ..., le mieux étant encore de lire la documentation pour savoir lequel vous préférerez utiliser. Personnellement si vous êtes habitué avec la commande mysql_fetch_object, PDO::FETCH_OBJ sera certainement la méthode que vous retiendrez. </text:p>
          <text:p text:style-name="P15"><text:span text:style-name="T12">closeCursor</text:span> : Permets de fermer le curseur associé à un jeu de résultats, il doit donc être fermé une fois que vous avez fini de récupérer les résultats, et également être fermé avant toute autre requête. Il vous est donc conseillé de le mettre, sinon vous risquez des erreurs. </text:p>
        </text:list-header>
      </text:list>
      <text:p text:style-name="P13">** En cas d'erreur de la requête, le résultat ne sera pas un objet, mais un booléen valant false qui représente alors une mauvaise requête ou un curseur qui n'a pas été fermé.</text:p>
      <text:p text:style-name="P13"><text:line-break/> </text:p>
      <text:p text:style-name="P18">La méthode Prepare</text:p>
      <text:p text:style-name="P13">La méthode Prepare comme sont nom l'indique, prépare une requête SQL à être exécutée en offrant la possibilité de mettre des marqueurs qui seront substitués lors de l'exécution de celle-ci.<text:line-break/> Il existe deux types de marqueurs qui sont respectivement « ? » et les marqueurs nominatifs. Ces marqueurs ne sont pas mélangeables : donc pour une même requête, il faut choisir l'une ou l'autre des options.<text:line-break/> </text:p>
      <text:p text:style-name="P13">Avantages de cette méthode :</text:p>
      <text:list xml:id="list1391138730" text:style-name="L4">
        <text:list-header>
          <text:p text:style-name="P16">Optimisation des performances pour des requêtes appelées plusieurs fois </text:p>
          <text:p text:style-name="P20"><text:span text:style-name="T8">Protection des injections SQL (plus besoin de le faire manuellement) </text:span></text:p>
        </text:list-header>
      </text:list>
      <text:h text:style-name="Heading_20_3" text:outline-level="3">Exemple sans marqueur :</text:h>
      <text:p text:style-name="P17">Imaginons que nous voulons récupérer une fois de plus, la liste des login.</text:p>
      <text:p text:style-name="Text_20_body"><text:span text:style-name="Source_20_Text"><text:span text:style-name="T1">&lt;?php<text:line-break/> $requete_prepare = $connexion-&gt;prepare("SELECT login FROM membres"); // On prépare la requête<text:line-break/> $requete_prepare-&gt;execute();<text:line-break/> while($lignes=$requete_prepare-&gt;fetch(PDO::FETCH_OBJ))<text:line-break/> {<text:line-break/> <text:s/>echo $lignes-&gt;login.'&lt;br /&gt;';<text:line-break/> }<text:line-break/>?&gt; </text:span></text:span></text:p>
      <text:h text:style-name="Heading_20_3" text:outline-level="3">Exemple avec marqueur nominatif :</text:h>
      <text:p text:style-name="P22"><text:span text:style-name="T8">Imaginons maintenant que nous voulons un login bien précis.</text:span></text:p>
      <text:p text:style-name="P22"><text:span text:style-name="Source_20_Text"><text:span text:style-name="T1">&lt;?php<text:line-break/> $requete_prepare=$connexion-&gt;prepare("SELECT identifiant FROM membres WHERE ID_membre = :id");<text:line-break/> $requete_prepare-&gt;execute(array(':id' =&gt; 1));<text:line-break/> $lignes=$requete_prepare-&gt;fetch(PDO::FETCH_OBJ);<text:line-break/> echo $lignes-&gt;identifiant.'&lt;br /&gt;';<text:line-break/>?&gt; </text:span></text:span><text:line-break/><text:span text:style-name="T8">Il est possible d'avoir plus d'un marqueur. Dans ces cas, il faut les rajouter dans la requête et dans execute.</text:span><text:line-break/> </text:p>
      <text:h text:style-name="Heading_20_3" text:outline-level="3"><text:soft-page-break/>Exemple avec marqueur « ? » :</text:h>
      <text:p text:style-name="P19"><text:span text:style-name="T8">Nous voulons toujours récupérer notre identifiant unique.</text:span></text:p>
      <text:p text:style-name="P22"><text:span text:style-name="Source_20_Text"><text:span text:style-name="T1">&lt;?php<text:line-break/> $requete_prepare=$connexion-&gt;prepare("SELECT identifiant FROM membres WHERE ID_membre = ? ");<text:line-break/> $requete_prepare-&gt;execute(array(1));<text:line-break/> $lignes=$requete_prepare-&gt;fetch(PDO::FETCH_OBJ);<text:line-break/> echo $lignes-&gt;identifiant.'&lt;br /&gt;';<text:line-break/>?&gt; </text:span></text:span></text:p>
      <text:h text:style-name="P10" text:outline-level="2" text:is-list-header="true">Sécuriser vos requêtes sans utiliser les requêtes préparées</text:h>
      <text:p text:style-name="P19"><text:span text:style-name="T8">Comme nous l'avons vu précédemment, il est possible de préparer une requête, ce qui va la sécuriser sans intervention de votre part. Cependant certaines fois, il vous sera impossible de préparer vos requêtes. Dans ces cas, nous pourrons aussi facilement sécuriser le tout grâce à la méthode « quote » :</text:span></text:p>
      <text:p text:style-name="P22"><text:span text:style-name="Source_20_Text"><text:span text:style-name="T1"><text:s/>&lt;?php<text:line-break/> $Connexion = new PDO(...); // Ouverture d'une connection<text:line-break/> $Connexion-&gt;query("SELECT id_membre FROM membres WHERE login = ".$Connexion-&gt;quote($login, PDO::PARAM_STR));<text:line-break/>?&gt;</text:span></text:span></text:p>
      <text:p text:style-name="P19"><text:span text:style-name="T8">La méthode quote, provenant de notre objet connexion permet de sécurisé notre paramètre. Cette méthode prend 2 arguments : Le premier obligatoire représente la valeur à protéger, et le second optionnel, représente le type de la valeur à protéger. Cette valeur peut-être : </text:span></text:p>
      <text:list xml:id="list1598910198" text:style-name="L5">
        <text:list-item>
          <text:p text:style-name="P14">PDO::PARAM_STR : Chaîne de caractères </text:p>
        </text:list-item>
        <text:list-item>
          <text:p text:style-name="P14">PDO::PARAM_INT : Integer de SQL </text:p>
        </text:list-item>
        <text:list-item>
          <text:p text:style-name="P14">PDO::PARAM_NULL : NULL de SQL </text:p>
        </text:list-item>
        <text:list-item>
          <text:p text:style-name="P14">PDO::PARAM_BOOL : Booléen </text:p>
        </text:list-item>
        <text:list-item>
          <text:p text:style-name="P12">PDO::PARAM_LOB : Objet large de SQL </text:p>
        </text:list-item>
      </text:list>
      <text:p text:style-name="P19"><text:span text:style-name="T8">** Lorsque vous utilisez cette méthode, n'englobez aucune valeur avec '', la méthode quote se le fera pour vous si nécessaire. ** Par défaut, si vous ne spécifiez pas de deuxième argument, la valeur PDO::PARAM_STR sera uti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ail" svg:font-family="Arail"/>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ACRONYM"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e</meta:initial-creator>
    <meta:creation-date>2009-01-20T23:02:17</meta:creation-date>
    <dc:date>2009-01-21T01:06:09</dc:date>
    <dc:creator>Christophe</dc:creator>
    <meta:editing-duration>PT00H34M39S</meta:editing-duration>
    <meta:editing-cycles>2</meta:editing-cycles>
    <meta:generator>OpenOffice.org/3.0$Unix OpenOffice.org_project/300m9$Build-9358</meta:generator>
    <meta:document-statistic meta:table-count="0" meta:image-count="0" meta:object-count="0" meta:page-count="9" meta:paragraph-count="57" meta:word-count="1211" meta:character-count="8179"/>
    <meta:user-defined meta:name="Info 1"/>
    <meta:user-defined meta:name="Info 2"/>
    <meta:user-defined meta:name="Info 3"/>
    <meta:user-defined meta:name="Info 4"/>
  </office:meta>
</office:document-meta>
</file>